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6" style:family="table-cell" style:parent-style-name="Default" style:data-style-name="N37">
      <style:table-cell-properties fo:wrap-option="wrap" fo:border="0.74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rogetto: Seagull Review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Codice progetto : T00</text:p>
          </table:table-cell>
          <table:covered-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ata: 25 Febbraio 201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Revisione: 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liente: (mercato)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Sponsor: ITI Galilei Livorno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WP id. 1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Data Inizio</text:p>
          </table:table-cell>
          <table:covered-table-cell/>
          <table:table-cell table:style-name="ce6" office:value-type="date" office:date-value="2019-03-22" calcext:value-type="date">
            <text:p>22/03/19</text:p>
          </table:table-cell>
          <table:table-cell table:style-name="ce3" office:value-type="string" calcext:value-type="string" table:number-columns-spanned="2" table:number-rows-spanned="1">
            <text:p>Data Fine</text:p>
          </table:table-cell>
          <table:covered-table-cell/>
          <table:table-cell table:style-name="ce6" office:value-type="date" office:date-value="2019-05-17" calcext:value-type="date">
            <text:p>17/05/19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Titolo</text:p>
          </table:table-cell>
          <table:covered-table-cell table:number-columns-repeated="2"/>
          <table:table-cell table:style-name="ce3" office:value-type="string" calcext:value-type="string" table:number-columns-spanned="6" table:number-rows-spanned="1">
            <text:p>Libreria di comunicazione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Responsabile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orenzo Trimboli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DESCRIZIONE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Realizzare la libreria di base che verrà utilizzata come base per creare l’interfaccia web.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Schema del database.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RISORSE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Microsoft Project; Libreoffice Calc; Microsoft Visio; Libreoffice Writer; </text:p>
          </table:table-cell>
          <table:covered-table-cell table:number-columns-repeated="8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SUBTAS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eam</text:p>
          </table:table-cell>
          <table:covered-table-cell/>
          <table:table-cell table:style-name="ce3" office:value-type="string" calcext:value-type="string" table:number-columns-spanned="3" table:number-rows-spanned="1">
            <text:p>Deliverable</text:p>
          </table:table-cell>
          <table:covered-table-cell table:number-columns-repeated="2"/>
          <table:table-cell table:style-name="ce3" office:value-type="string" calcext:value-type="string">
            <text:p>Milestone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A. Progettazione della libreri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renzo Trimboli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B. Realizzazione della libreri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renzo Trimboli</text:p>
          </table:table-cell>
          <table:covered-table-cell/>
          <table:table-cell office:value-type="string" calcext:value-type="string" table:number-columns-spanned="3" table:number-rows-spanned="1">
            <text:p>Libreria nel formato del linguaggio scelto</text:p>
          </table:table-cell>
          <table:covered-table-cell table:number-columns-repeated="2"/>
          <table:table-cell office:value-type="string" calcext:value-type="string">
            <text:p>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 style:data-style-name="N2" text:time-value="13:14:27.58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14:30.289000000</meta:creation-date>
    <meta:generator>LibreOffice/5.2.3.3$Windows_X86_64 LibreOffice_project/d54a8868f08a7b39642414cf2c8ef2f228f780cf</meta:generator>
    <dc:date>2019-03-04T13:23:31.491000000</dc:date>
    <meta:editing-duration>PT47M29S</meta:editing-duration>
    <meta:editing-cycles>43</meta:editing-cycles>
    <meta:document-statistic meta:table-count="1" meta:cell-count="32" meta:object-count="0"/>
  </office:meta>
</office:document-meta>
</file>